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fo:color="#221f1f" fo:letter-spacing="-0.012cm" officeooo:rsid="00a36925"/>
    </style:style>
    <style:style style:name="T45" style:family="text">
      <style:text-properties fo:color="#221f1f" fo:letter-spacing="-0.012cm" officeooo:rsid="00a2c675"/>
    </style:style>
    <style:style style:name="T46" style:family="text">
      <style:text-properties fo:color="#221f1f" fo:letter-spacing="-0.012cm" fo:font-weight="normal" style:font-weight-asian="normal" style:font-weight-complex="normal"/>
    </style:style>
    <style:style style:name="T47" style:family="text">
      <style:text-properties fo:color="#221f1f" fo:letter-spacing="-0.012cm" fo:font-weight="normal" officeooo:rsid="00a2c675" style:font-weight-asian="normal" style:font-weight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officeooo:rsid="00c275ba"/>
    </style:style>
    <style:style style:name="T73" style:family="text">
      <style:text-properties officeooo:rsid="00c6727f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4"><text:span text:style-name="T57"><text:text-input text:description="&lt;formatLang(line.quantity)&gt;">25,45</text:text-input></text:span><text:span text:style-name="T57"> </text:span><text:span text:style-name="T57"><text:text-input text:description="&lt;line.uom_id.name&gt;">kgs.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54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77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9.B1" style:family="table-cell">
      <style:table-cell-properties fo:padding="0.049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.B2" style:family="table-cell">
      <style:table-cell-properties fo:padding="0.049cm" fo:border-left="none" fo:border-right="0.05pt solid #000000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dddddd" fo:padding="0.049cm" fo:border-left="none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style:vertical-align="middle" fo:background-color="#dddddd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cccccc" fo:padding="0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background-color="#cccccc" fo:padding="0cm" fo:border-left="none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B2" style:family="table-cell">
      <style:table-cell-properties fo:background-color="#dddddd" fo:padding="0cm" fo:border="none">
        <style:background-image/>
      </style:table-cell-properties>
    </style:style>
    <style:style style:name="Tabla1.C2" style:family="table-cell">
      <style:table-cell-properties fo:background-color="#dddddd" fo:padding="0cm" fo:border="none">
        <style:background-image/>
      </style:table-cell-properties>
    </style:style>
    <style:style style:name="Tabla1.D2" style:family="table-cell">
      <style:table-cell-properties fo:background-color="#dddddd" fo:padding="0cm" fo:border-left="none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B3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a1.D3" style:family="table-cell">
      <style:table-cell-properties style:vertical-align="middle" fo:background-color="#cccccc" fo:padding="0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98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paragraph-rsid="00a84e84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</style:style>
    <style:style style:name="MP66" style:family="paragraph" style:parent-style-name="Standard">
      <style:text-properties officeooo:rsid="00ad7c61" officeooo:paragraph-rsid="006432c5"/>
    </style:style>
    <style:style style:name="MP6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B1" office:value-type="string">
              <text:p text:style-name="MP41">P. <text:span text:style-name="MT59">Unit.</text:span></text:p>
            </table:table-cell>
            <table:table-cell table:style-name="Table10.B1" office:value-type="string">
              <text:p text:style-name="MP43">%<text:span text:style-name="MT60">Bon.</text:span></text:p>
            </table:table-cell>
            <table:table-cell table:style-name="Table10.B1" office:value-type="string">
              <text:p text:style-name="MP41">P. Neto</text:p>
            </table:table-cell>
            <table:table-cell table:style-name="Table10.B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B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<text:text-input text:description="&lt;for each=&quot;line in o.tax_line_ids&quot;&gt;">For each line</text:text-input></text:p>
              <text:p text:style-name="MP53"><text:text-input text:description="&lt;line.tax_id.description&gt;">IVA 21%</text:text-input></text:p>
              <text:p text:style-name="MP54"><text:text-input text:description="&lt;/for&gt;">End For</text:text-input></text:p>
            </table:table-cell>
            <table:table-cell table:style-name="Tabla1.C2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7"><text:text-input text:description="&lt;/for&gt;">End For</text:text-input></text:p>
            </table:table-cell>
            <table:table-cell table:style-name="Tabla1.D2" office:value-type="string">
              <text:p text:style-name="MP55"><text:text-input text:description="&lt;for each=&quot;line in o.tax_line_ids&quot;&gt;">For each line</text:text-input></text:p>
              <text:p text:style-name="MP56"><text:text-input text:description="&lt;formatLang(line.amount)&gt;">99.999,99</text:text-input></text:p>
              <text:p text:style-name="MP57"><text:text-input text:description="&lt;/for&gt;">End For</text:text-input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8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B3" office:value-type="string">
              <text:p text:style-name="MP59"/>
            </table:table-cell>
            <table:table-cell table:style-name="Tabla1.D3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61"><text:span text:style-name="MT73">Son: </text:span><text:span text:style-name="MT73"><text:placeholder text:placeholder-type="text">&lt;o.currency_id.name or o.company_id.currency_id.name&gt;</text:placeholder></text:span><text:span text:style-name="MT73"> 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3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4"><draw:frame draw:style-name="Mfr2" draw:name="image: asimage(o.afip_barcode_img)" text:anchor-type="paragraph" svg:y="-0.82cm" svg:width="6.364cm" draw:z-index="1"><draw:text-box fo:min-height="0.744cm"><text:p text:style-name="MP65"/></draw:text-box></draw:frame></text:p>
              <text:p text:style-name="MP64"/>
              <text:p text:style-name="MP64"><text:placeholder text:placeholder-type="text">&lt;o.afip_barcode&gt;</text:placeholder></text:p>
            </table:table-cell>
          </table:table-row>
        </table:table>
        <text:p text:style-name="MP66"/>
        <text:p text:style-name="MP6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4T15:08:03.833990116</dc:date>
    <meta:editing-duration>P2DT6H10M27S</meta:editing-duration>
    <meta:editing-cycles>444</meta:editing-cycles>
    <meta:generator>LibreOffice/5.1.6.2$Linux_X86_64 LibreOffice_project/10m0$Build-2</meta:generator>
    <meta:document-statistic meta:table-count="7" meta:image-count="0" meta:object-count="0" meta:page-count="1" meta:paragraph-count="81" meta:word-count="390" meta:character-count="2219" meta:non-whitespace-character-count="2098"/>
  </office:meta>
</office:document-meta>
</file>